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8c98"/>
    </style:style>
    <style:style style:name="P2" style:family="paragraph" style:parent-style-name="Heading_20_1">
      <style:text-properties officeooo:rsid="000f8c98" officeooo:paragraph-rsid="000f8c98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Strong_20_Emphasis"><text:s/>UPDATE &amp; DELETE RECORDS (</text:span></text:h>
      <text:p text:style-name="Horizontal_20_Line"/>
      <text:h text:style-name="Heading_20_1" text:outline-level="1"><text:s/>1. Introduction</text:h>
      <text:p text:style-name="Text_20_body">In database-driven applications, updating and deleting data are essential operations.<text:line-break/>PHP (with MySQLi) allows us to modify and remove existing records securely using SQL queries and prepared statements.</text:p>
      <text:h text:style-name="Heading_20_1" text:outline-level="1">2. Key Definitions</text:h>
      <text:h text:style-name="Heading_20_3" text:outline-level="3"><text:span text:style-name="Strong_20_Emphasis">UPDATE</text:span></text:h>
      <text:p text:style-name="Text_20_body">The <text:span text:style-name="Source_20_Text">UPDATE</text:span> statement is used to modify existing records in a table.</text:p>
      <text:p text:style-name="Text_20_body">Example:</text:p>
      <text:p text:style-name="P3"><text:span text:style-name="Source_20_Text">UPDATE students SET course='Laravel' WHERE id=1;</text:span></text:p>
      <text:h text:style-name="Heading_20_3" text:outline-level="3"><text:span text:style-name="Strong_20_Emphasis">DELETE</text:span></text:h>
      <text:p text:style-name="Text_20_body">The <text:span text:style-name="Source_20_Text">DELETE</text:span> statement removes existing records from a table.</text:p>
      <text:p text:style-name="Text_20_body">Example:</text:p>
      <text:p text:style-name="P3"><text:span text:style-name="Source_20_Text">DELETE FROM students WHERE id=3;</text:span></text:p>
      <text:h text:style-name="Heading_20_3" text:outline-level="3"><text:span text:style-name="Strong_20_Emphasis">WHERE Clause</text:span></text:h>
      <text:p text:style-name="Text_20_body">Specifies <text:span text:style-name="Strong_20_Emphasis">which record</text:span> to update or delete.<text:line-break/>Without <text:span text:style-name="Source_20_Text">WHERE</text:span>, <text:span text:style-name="Strong_20_Emphasis">all records</text:span> will be updated or deleted — dangerous.</text:p>
      <text:h text:style-name="Heading_20_3" text:outline-level="3"><text:span text:style-name="Strong_20_Emphasis">Prepared Statements</text:span></text:h>
      <text:p text:style-name="Text_20_body">A secure method to execute SQL queries using placeholders.<text:line-break/>Prevents SQL Injection.</text:p>
      <text:h text:style-name="Heading_20_3" text:outline-level="3"><text:span text:style-name="Strong_20_Emphasis">htmlspecialchars()</text:span></text:h>
      <text:p text:style-name="Text_20_body">Prevents XSS attacks by converting special characters to HTML entities before printing user input in HTML.</text:p>
      <text:p text:style-name="Horizontal_20_Line"/>
      <text:h text:style-name="Heading_20_1" text:outline-level="1"><text:soft-page-break/>✅ 3. Database Structure </text:h>
      <text:h text:style-name="Heading_20_3" text:outline-level="3"><text:span text:style-name="Strong_20_Emphasis">students table</text:span></text:h>
      <text:p text:style-name="Preformatted_20_Text"><text:span text:style-name="Source_20_Text">CREATE TABLE students (</text:span></text:p>
      <text:p text:style-name="Preformatted_20_Text"><text:span text:style-name="Source_20_Text"><text:s text:c="2"/>id INT AUTO_INCREMENT PRIMARY KEY,</text:span></text:p>
      <text:p text:style-name="Preformatted_20_Text"><text:span text:style-name="Source_20_Text"><text:s text:c="2"/>name VARCHAR(100),</text:span></text:p>
      <text:p text:style-name="Preformatted_20_Text"><text:span text:style-name="Source_20_Text"><text:s text:c="2"/>email VARCHAR(100),</text:span></text:p>
      <text:p text:style-name="Preformatted_20_Text"><text:span text:style-name="Source_20_Text"><text:s text:c="2"/>course VARCHAR(50),</text:span></text:p>
      <text:p text:style-name="Preformatted_20_Text"><text:span text:style-name="Source_20_Text"><text:s text:c="2"/>age INT</text:span></text:p>
      <text:p text:style-name="P3"><text:span text:style-name="Source_20_Text">);</text:span></text:p>
      <text:h text:style-name="Heading_20_3" text:outline-level="3">Sample Data</text:h>
      <text:p text:style-name="Preformatted_20_Text"><text:span text:style-name="Source_20_Text">INSERT INTO students (name, email, course, age) VALUES</text:span></text:p>
      <text:p text:style-name="Preformatted_20_Text"><text:span text:style-name="Source_20_Text">('Ramesh','ramesh@example.com','PHP',22),</text:span></text:p>
      <text:p text:style-name="Preformatted_20_Text"><text:span text:style-name="Source_20_Text">('Sita','sita@example.com','Python',21),</text:span></text:p>
      <text:p text:style-name="P3"><text:span text:style-name="Source_20_Text">('Amit','amit@example.com','Web',23);</text:span></text:p>
      <text:p text:style-name="Horizontal_20_Line"/>
      <text:h text:style-name="Heading_20_1" text:outline-level="1">✅ 4. File: db.php — Database Connection</text:h>
      <text:p text:style-name="Preformatted_20_Text"><text:span text:style-name="Source_20_Text">&lt;?php</text:span></text:p>
      <text:p text:style-name="Preformatted_20_Text"><text:span text:style-name="Source_20_Text">$host = "localhost";</text:span></text:p>
      <text:p text:style-name="Preformatted_20_Text"><text:span text:style-name="Source_20_Text">$user = "root";</text:span></text:p>
      <text:p text:style-name="Preformatted_20_Text"><text:span text:style-name="Source_20_Text">$pass = "";</text:span></text:p>
      <text:p text:style-name="Preformatted_20_Text"><text:span text:style-name="Source_20_Text">$dbname = "students_db";</text:span></text:p>
      <text:p text:style-name="Preformatted_20_Text"/>
      <text:p text:style-name="Preformatted_20_Text"><text:span text:style-name="Source_20_Text">$conn = mysqli_connect($host, $user, $pass, $dbname);</text:span></text:p>
      <text:p text:style-name="Preformatted_20_Text"/>
      <text:p text:style-name="Preformatted_20_Text"><text:span text:style-name="Source_20_Text">if (!$conn) {</text:span></text:p>
      <text:p text:style-name="Preformatted_20_Text"><text:span text:style-name="Source_20_Text"><text:s text:c="4"/>die("Connection failed: " . mysqli_connect_error());</text:span></text:p>
      <text:p text:style-name="Preformatted_20_Text"><text:span text:style-name="Source_20_Text">}</text:span></text:p>
      <text:p text:style-name="P3"><text:span text:style-name="Source_20_Text">?&gt;</text:span></text:p>
      <text:h text:style-name="Heading_20_3" text:outline-level="3">Notes:</text:h>
      <text:list xml:id="list3770949005" text:style-name="L2">
        <text:list-item>
          <text:p text:style-name="P5">Establishes connection to MySQL.</text:p>
        </text:list-item>
        <text:list-item>
          <text:p text:style-name="P5"><text:span text:style-name="Source_20_Text">die()</text:span> stops execution if connection fails.</text:p>
        </text:list-item>
        <text:list-item>
          <text:p text:style-name="P5">This file is included in all other PHP files.</text:p>
        </text:list-item>
      </text:list>
      <text:p text:style-name="Horizontal_20_Line"/>
      <text:h text:style-name="Heading_20_1" text:outline-level="1">✅ 5. File: index.php — Display All Students</text:h>
      <text:p text:style-name="Preformatted_20_Text"><text:span text:style-name="Source_20_Text">&lt;?php</text:span></text:p>
      <text:p text:style-name="Preformatted_20_Text"><text:span text:style-name="Source_20_Text">include 'db.php';</text:span></text:p>
      <text:p text:style-name="Preformatted_20_Text"/>
      <text:p text:style-name="Preformatted_20_Text"><text:span text:style-name="Source_20_Text">$result = mysqli_query($conn, "SELECT * FROM students");</text:span></text:p>
      <text:p text:style-name="Preformatted_20_Text"><text:soft-page-break/><text:span text:style-name="Source_20_Text">?&gt;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&lt;title&gt;Students List&lt;/title&gt;&lt;/head&gt;</text:span></text:p>
      <text:p text:style-name="Preformatted_20_Text"><text:span text:style-name="Source_20_Text">&lt;body&gt;</text:span></text:p>
      <text:p text:style-name="Preformatted_20_Text"/>
      <text:p text:style-name="Preformatted_20_Text"><text:span text:style-name="Source_20_Text">&lt;h2&gt;Students List&lt;/h2&gt;</text:span></text:p>
      <text:p text:style-name="Preformatted_20_Text"/>
      <text:p text:style-name="Preformatted_20_Text"><text:span text:style-name="Source_20_Text">&lt;?php if (isset($_GET['msg'])): ?&gt;</text:span></text:p>
      <text:p text:style-name="Preformatted_20_Text"><text:span text:style-name="Source_20_Text"><text:s text:c="2"/>&lt;p style="color:green;"&gt;</text:span></text:p>
      <text:p text:style-name="Preformatted_20_Text"><text:span text:style-name="Source_20_Text"><text:s text:c="4"/>&lt;?php</text:span></text:p>
      <text:p text:style-name="Preformatted_20_Text"><text:span text:style-name="Source_20_Text"><text:s text:c="6"/>if ($_GET['msg'] == 'updated') echo "Record updated successfully.";</text:span></text:p>
      <text:p text:style-name="Preformatted_20_Text"><text:span text:style-name="Source_20_Text"><text:s text:c="6"/>elseif ($_GET['msg'] == 'deleted') echo "Record deleted successfully.";</text:span></text:p>
      <text:p text:style-name="Preformatted_20_Text"><text:span text:style-name="Source_20_Text"><text:s text:c="4"/>?&gt;</text:span></text:p>
      <text:p text:style-name="Preformatted_20_Text"><text:span text:style-name="Source_20_Text"><text:s text:c="2"/>&lt;/p&gt;</text:span></text:p>
      <text:p text:style-name="Preformatted_20_Text"><text:span text:style-name="Source_20_Text">&lt;?php endif; ?&gt;</text:span></text:p>
      <text:p text:style-name="Preformatted_20_Text"/>
      <text:p text:style-name="Preformatted_20_Text"><text:span text:style-name="Source_20_Text">&lt;table border="1" cellpadding="8"&gt;</text:span></text:p>
      <text:p text:style-name="Preformatted_20_Text"><text:span text:style-name="Source_20_Text">&lt;tr&gt;</text:span></text:p>
      <text:p text:style-name="Preformatted_20_Text"><text:span text:style-name="Source_20_Text"><text:s text:c="2"/>&lt;th&gt;ID&lt;/th&gt;</text:span></text:p>
      <text:p text:style-name="Preformatted_20_Text"><text:span text:style-name="Source_20_Text"><text:s text:c="2"/>&lt;th&gt;Name&lt;/th&gt;</text:span></text:p>
      <text:p text:style-name="Preformatted_20_Text"><text:span text:style-name="Source_20_Text"><text:s text:c="2"/>&lt;th&gt;Email&lt;/th&gt;</text:span></text:p>
      <text:p text:style-name="Preformatted_20_Text"><text:span text:style-name="Source_20_Text"><text:s text:c="2"/>&lt;th&gt;Course&lt;/th&gt;</text:span></text:p>
      <text:p text:style-name="Preformatted_20_Text"><text:span text:style-name="Source_20_Text"><text:s text:c="2"/>&lt;th&gt;Age&lt;/th&gt;</text:span></text:p>
      <text:p text:style-name="Preformatted_20_Text"><text:span text:style-name="Source_20_Text"><text:s text:c="2"/>&lt;th&gt;Actions&lt;/th&gt;</text:span></text:p>
      <text:p text:style-name="Preformatted_20_Text"><text:span text:style-name="Source_20_Text">&lt;/tr&gt;</text:span></text:p>
      <text:p text:style-name="Preformatted_20_Text"/>
      <text:p text:style-name="Preformatted_20_Text"><text:span text:style-name="Source_20_Text">&lt;?php while($row = mysqli_fetch_assoc($result)): ?&gt;</text:span></text:p>
      <text:p text:style-name="Preformatted_20_Text"><text:span text:style-name="Source_20_Text">&lt;tr&gt;</text:span></text:p>
      <text:p text:style-name="Preformatted_20_Text"><text:span text:style-name="Source_20_Text"><text:s text:c="2"/>&lt;td&gt;&lt;?= $row['id']; ?&gt;&lt;/td&gt;</text:span></text:p>
      <text:p text:style-name="Preformatted_20_Text"><text:span text:style-name="Source_20_Text"><text:s text:c="2"/>&lt;td&gt;&lt;?= htmlspecialchars($row['name']); ?&gt;&lt;/td&gt;</text:span></text:p>
      <text:p text:style-name="Preformatted_20_Text"><text:span text:style-name="Source_20_Text"><text:s text:c="2"/>&lt;td&gt;&lt;?= htmlspecialchars($row['email']); ?&gt;&lt;/td&gt;</text:span></text:p>
      <text:p text:style-name="Preformatted_20_Text"><text:span text:style-name="Source_20_Text"><text:s text:c="2"/>&lt;td&gt;&lt;?= htmlspecialchars($row['course']); ?&gt;&lt;/td&gt;</text:span></text:p>
      <text:p text:style-name="Preformatted_20_Text"><text:span text:style-name="Source_20_Text"><text:s text:c="2"/>&lt;td&gt;&lt;?= $row['age']; ?&gt;&lt;/td&gt;</text:span></text:p>
      <text:p text:style-name="Preformatted_20_Text"><text:span text:style-name="Source_20_Text"><text:s text:c="2"/>&lt;td&gt;</text:span></text:p>
      <text:p text:style-name="Preformatted_20_Text"><text:span text:style-name="Source_20_Text"><text:s text:c="4"/>&lt;a href="edit.php?id=&lt;?= $row['id']; ?&gt;"&gt;Edit&lt;/a&gt; |</text:span></text:p>
      <text:p text:style-name="Preformatted_20_Text"><text:span text:style-name="Source_20_Text"><text:s text:c="4"/>&lt;a href="delete.php?id=&lt;?= $row['id']; ?&gt;"</text:span></text:p>
      <text:p text:style-name="Preformatted_20_Text"><text:span text:style-name="Source_20_Text"><text:s text:c="7"/>onclick="return confirm('Are you sure you want to delete this record?');"&gt;Delete&lt;/a&gt;</text:span></text:p>
      <text:p text:style-name="Preformatted_20_Text"><text:span text:style-name="Source_20_Text"><text:s text:c="2"/>&lt;/td&gt;</text:span></text:p>
      <text:p text:style-name="Preformatted_20_Text"><text:span text:style-name="Source_20_Text">&lt;/tr&gt;</text:span></text:p>
      <text:p text:style-name="Preformatted_20_Text"><text:span text:style-name="Source_20_Text">&lt;?php endwhile; ?&gt;</text:span></text:p>
      <text:p text:style-name="Preformatted_20_Text"/>
      <text:p text:style-name="Preformatted_20_Text"><text:span text:style-name="Source_20_Text">&lt;/table&gt;</text:span></text:p>
      <text:p text:style-name="Preformatted_20_Text"/>
      <text:p text:style-name="Preformatted_20_Text"><text:span text:style-name="Source_20_Text">&lt;/body&gt;</text:span></text:p>
      <text:p text:style-name="P3"><text:span text:style-name="Source_20_Text">&lt;/html&gt;</text:span></text:p>
      <text:h text:style-name="Heading_20_3" text:outline-level="3">Notes:</text:h>
      <text:list xml:id="list1370478844" text:style-name="L3">
        <text:list-item>
          <text:p text:style-name="P6">Fetches all students using <text:span text:style-name="Source_20_Text">SELECT * FROM students</text:span>.</text:p>
        </text:list-item>
        <text:list-item>
          <text:p text:style-name="P6">Displays a message after update or delete.</text:p>
        </text:list-item>
        <text:list-item>
          <text:p text:style-name="P6">Uses <text:span text:style-name="Source_20_Text">htmlspecialchars()</text:span> for secure output.</text:p>
        </text:list-item>
        <text:list-item>
          <text:p text:style-name="P6">Provides Edit/Delete links for each row.</text:p>
        </text:list-item>
      </text:list>
      <text:p text:style-name="Horizontal_20_Line"/>
      <text:h text:style-name="Heading_20_1" text:outline-level="1"><text:soft-page-break/>6. File: edit.php </text:h>
      <text:p text:style-name="Preformatted_20_Text"><text:span text:style-name="Source_20_Text">&lt;?php</text:span></text:p>
      <text:p text:style-name="Preformatted_20_Text"><text:span text:style-name="Source_20_Text">include 'db.php';</text:span></text:p>
      <text:p text:style-name="Preformatted_20_Text"/>
      <text:p text:style-name="Preformatted_20_Text"><text:span text:style-name="Source_20_Text">if (!isset($_GET['id'])) {</text:span></text:p>
      <text:p text:style-name="Preformatted_20_Text"><text:span text:style-name="Source_20_Text"><text:s text:c="4"/>die("ID is missing"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id = intval($_GET['id']);</text:span></text:p>
      <text:p text:style-name="Preformatted_20_Text"/>
      <text:p text:style-name="Preformatted_20_Text"><text:span text:style-name="Source_20_Text">$stmt = mysqli_prepare($conn, "SELECT id, name, email, course, age FROM students WHERE id = ? LIMIT 1");</text:span></text:p>
      <text:p text:style-name="Preformatted_20_Text"><text:span text:style-name="Source_20_Text">mysqli_stmt_bind_param($stmt, "i", $id);</text:span></text:p>
      <text:p text:style-name="Preformatted_20_Text"><text:span text:style-name="Source_20_Text">mysqli_stmt_execute($stmt);</text:span></text:p>
      <text:p text:style-name="Preformatted_20_Text"><text:span text:style-name="Source_20_Text">mysqli_stmt_bind_result($stmt, $rid, $rname, $remail, $rcourse, $rage);</text:span></text:p>
      <text:p text:style-name="Preformatted_20_Text"><text:span text:style-name="Source_20_Text">if (!mysqli_stmt_fetch($stmt)) {</text:span></text:p>
      <text:p text:style-name="Preformatted_20_Text"><text:span text:style-name="Source_20_Text"><text:s text:c="4"/>mysqli_stmt_close($stmt);</text:span></text:p>
      <text:p text:style-name="Preformatted_20_Text"><text:span text:style-name="Source_20_Text"><text:s text:c="4"/>die("Record not found");</text:span></text:p>
      <text:p text:style-name="Preformatted_20_Text"><text:span text:style-name="Source_20_Text">}</text:span></text:p>
      <text:p text:style-name="Preformatted_20_Text"><text:span text:style-name="Source_20_Text">mysqli_stmt_close($stmt);</text:span></text:p>
      <text:p text:style-name="Preformatted_20_Text"><text:span text:style-name="Source_20_Text">?&gt;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&lt;title&gt;Edit Student&lt;/title&gt;&lt;/head&gt;</text:span></text:p>
      <text:p text:style-name="Preformatted_20_Text"><text:span text:style-name="Source_20_Text">&lt;body&gt;</text:span></text:p>
      <text:p text:style-name="Preformatted_20_Text"/>
      <text:p text:style-name="Preformatted_20_Text"><text:span text:style-name="Source_20_Text">&lt;h2&gt;Edit Student (ID: &lt;?= $rid; ?&gt;)&lt;/h2&gt;</text:span></text:p>
      <text:p text:style-name="Preformatted_20_Text"/>
      <text:p text:style-name="Preformatted_20_Text"><text:span text:style-name="Source_20_Text">&lt;form action="update.php" method="post"&gt;</text:span></text:p>
      <text:p text:style-name="Preformatted_20_Text"><text:span text:style-name="Source_20_Text"><text:s text:c="2"/>&lt;input type="hidden" name="id" value="&lt;?= $rid; ?&gt;"&gt;</text:span></text:p>
      <text:p text:style-name="Preformatted_20_Text"/>
      <text:p text:style-name="Preformatted_20_Text"><text:span text:style-name="Source_20_Text"><text:s text:c="2"/>Name: &lt;input type="text" name="name" value="&lt;?= htmlspecialchars($rname); ?&gt;"&gt;&lt;br&gt;&lt;br&gt;</text:span></text:p>
      <text:p text:style-name="Preformatted_20_Text"><text:span text:style-name="Source_20_Text"><text:s text:c="2"/>Email: &lt;input type="email" name="email" value="&lt;?= htmlspecialchars($remail); ?&gt;"&gt;&lt;br&gt;&lt;br&gt;</text:span></text:p>
      <text:p text:style-name="Preformatted_20_Text"><text:span text:style-name="Source_20_Text"><text:s text:c="2"/>Course: &lt;input type="text" name="course" value="&lt;?= htmlspecialchars($rcourse); ?&gt;"&gt;&lt;br&gt;&lt;br&gt;</text:span></text:p>
      <text:p text:style-name="Preformatted_20_Text"><text:span text:style-name="Source_20_Text"><text:s text:c="2"/>Age: &lt;input type="number" name="age" value="&lt;?= $rage; ?&gt;"&gt;&lt;br&gt;&lt;br&gt;</text:span></text:p>
      <text:p text:style-name="Preformatted_20_Text"/>
      <text:p text:style-name="Preformatted_20_Text"><text:span text:style-name="Source_20_Text"><text:s text:c="2"/>&lt;button type="submit"&gt;Update Student&lt;/button&gt;</text:span></text:p>
      <text:p text:style-name="Preformatted_20_Text"><text:span text:style-name="Source_20_Text">&lt;/form&gt;</text:span></text:p>
      <text:p text:style-name="Preformatted_20_Text"/>
      <text:p text:style-name="Preformatted_20_Text"><text:span text:style-name="Source_20_Text">&lt;/body&gt;</text:span></text:p>
      <text:p text:style-name="P3"><text:span text:style-name="Source_20_Text">&lt;/html&gt;</text:span></text:p>
      <text:h text:style-name="Heading_20_3" text:outline-level="3">Notes:</text:h>
      <text:list xml:id="list2050697633" text:style-name="L4">
        <text:list-item>
          <text:p text:style-name="P7">Fetches the student record using a prepared statement.</text:p>
        </text:list-item>
        <text:list-item>
          <text:p text:style-name="P7">Prefills form fields with existing values.</text:p>
        </text:list-item>
        <text:list-item>
          <text:p text:style-name="P7">Sends data to <text:span text:style-name="Source_20_Text">update.php</text:span> using POST.</text:p>
        </text:list-item>
      </text:list>
      <text:p text:style-name="Horizontal_20_Line"/>
      <text:h text:style-name="P2" text:outline-level="1"><text:soft-page-break/>7</text:h>
      <text:h text:style-name="P1" text:outline-level="1"><text:span text:style-name="Source_20_Text"><text:span text:style-name="T1">&lt;?php</text:span></text:span></text:h>
      <text:p text:style-name="Preformatted_20_Text"><text:span text:style-name="Source_20_Text">include 'db.php';</text:span></text:p>
      <text:p text:style-name="Preformatted_20_Text"/>
      <text:p text:style-name="Preformatted_20_Text"><text:span text:style-name="Source_20_Text">if ($_SERVER['REQUEST_METHOD'] === 'POST') {</text:span></text:p>
      <text:p text:style-name="Preformatted_20_Text"/>
      <text:p text:style-name="Preformatted_20_Text"><text:span text:style-name="Source_20_Text"><text:s text:c="4"/>$id = intval($_POST['id']);</text:span></text:p>
      <text:p text:style-name="Preformatted_20_Text"><text:span text:style-name="Source_20_Text"><text:s text:c="4"/>$name = trim($_POST['name']);</text:span></text:p>
      <text:p text:style-name="Preformatted_20_Text"><text:span text:style-name="Source_20_Text"><text:s text:c="4"/>$email = trim($_POST['email']);</text:span></text:p>
      <text:p text:style-name="Preformatted_20_Text"><text:span text:style-name="Source_20_Text"><text:s text:c="4"/>$course = trim($_POST['course']);</text:span></text:p>
      <text:p text:style-name="Preformatted_20_Text"><text:span text:style-name="Source_20_Text"><text:s text:c="4"/>$age = intval($_POST['age']);</text:span></text:p>
      <text:p text:style-name="Preformatted_20_Text"/>
      <text:p text:style-name="Preformatted_20_Text"><text:span text:style-name="Source_20_Text"><text:s text:c="4"/>if (empty($name) || empty($email)) {</text:span></text:p>
      <text:p text:style-name="Preformatted_20_Text"><text:span text:style-name="Source_20_Text"><text:s text:c="8"/>die("Name and email cannot be empty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!filter_var($email, FILTER_VALIDATE_EMAIL)) {</text:span></text:p>
      <text:p text:style-name="Preformatted_20_Text"><text:span text:style-name="Source_20_Text"><text:s text:c="8"/>die("Invalid email format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$stmt = mysqli_prepare($conn, "UPDATE students SET name=?, email=?, course=?, age=? WHERE id=?");</text:span></text:p>
      <text:p text:style-name="Preformatted_20_Text"><text:span text:style-name="Source_20_Text"><text:s text:c="4"/>mysqli_stmt_bind_param($stmt, "sssii", $name, $email, $course, $age, $id);</text:span></text:p>
      <text:p text:style-name="Preformatted_20_Text"/>
      <text:p text:style-name="Preformatted_20_Text"><text:span text:style-name="Source_20_Text"><text:s text:c="4"/>if (mysqli_stmt_execute($stmt)) {</text:span></text:p>
      <text:p text:style-name="Preformatted_20_Text"><text:span text:style-name="Source_20_Text"><text:s text:c="8"/>mysqli_stmt_close($stmt);</text:span></text:p>
      <text:p text:style-name="Preformatted_20_Text"><text:span text:style-name="Source_20_Text"><text:s text:c="8"/>header("Location: index.php?msg=updated");</text:span></text:p>
      <text:p text:style-name="Preformatted_20_Text"><text:span text:style-name="Source_20_Text"><text:s text:c="8"/>exit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echo "Error updating record: " . mysqli_stmt_error($stmt);</text:span></text:p>
      <text:p text:style-name="Preformatted_20_Text"><text:span text:style-name="Source_20_Text"><text:s text:c="8"/>mysqli_stmt_close($stmt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3"><text:span text:style-name="Source_20_Text">?&gt;</text:span></text:p>
      <text:h text:style-name="Heading_20_3" text:outline-level="3">Notes:</text:h>
      <text:list xml:id="list31443379" text:style-name="L5">
        <text:list-item>
          <text:p text:style-name="P8">Ensures data was submitted via POST.</text:p>
        </text:list-item>
        <text:list-item>
          <text:p text:style-name="P8">Performs validation (empty fields, valid email).</text:p>
        </text:list-item>
        <text:list-item>
          <text:p text:style-name="P8">Updates the record using a prepared statement.</text:p>
        </text:list-item>
        <text:list-item>
          <text:p text:style-name="P8">Redirects to <text:span text:style-name="Source_20_Text">index.php</text:span> after success.</text:p>
        </text:list-item>
      </text:list>
      <text:p text:style-name="Horizontal_20_Line"/>
      <text:h text:style-name="Heading_20_1" text:outline-level="1">✅ 8. File: delete.php </text:h>
      <text:p text:style-name="Preformatted_20_Text"><text:span text:style-name="Source_20_Text">&lt;?php</text:span></text:p>
      <text:p text:style-name="Preformatted_20_Text"><text:span text:style-name="Source_20_Text">include 'db.php';</text:span></text:p>
      <text:p text:style-name="Preformatted_20_Text"><text:soft-page-break/></text:p>
      <text:p text:style-name="Preformatted_20_Text"><text:span text:style-name="Source_20_Text">if (!isset($_GET['id'])) {</text:span></text:p>
      <text:p text:style-name="Preformatted_20_Text"><text:span text:style-name="Source_20_Text"><text:s text:c="4"/>die("ID missing"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id = intval($_GET['id']);</text:span></text:p>
      <text:p text:style-name="Preformatted_20_Text"/>
      <text:p text:style-name="Preformatted_20_Text"><text:span text:style-name="Source_20_Text">$sel = mysqli_prepare($conn, "SELECT id FROM students WHERE id = ? LIMIT 1");</text:span></text:p>
      <text:p text:style-name="Preformatted_20_Text"><text:span text:style-name="Source_20_Text">mysqli_stmt_bind_param($sel, "i", $id);</text:span></text:p>
      <text:p text:style-name="Preformatted_20_Text"><text:span text:style-name="Source_20_Text">mysqli_stmt_execute($sel);</text:span></text:p>
      <text:p text:style-name="Preformatted_20_Text"><text:span text:style-name="Source_20_Text">mysqli_stmt_store_result($sel);</text:span></text:p>
      <text:p text:style-name="Preformatted_20_Text"/>
      <text:p text:style-name="Preformatted_20_Text"><text:span text:style-name="Source_20_Text">if (mysqli_stmt_num_rows($sel) == 0) {</text:span></text:p>
      <text:p text:style-name="Preformatted_20_Text"><text:span text:style-name="Source_20_Text"><text:s text:c="4"/>die("Record not found");</text:span></text:p>
      <text:p text:style-name="Preformatted_20_Text"><text:span text:style-name="Source_20_Text">}</text:span></text:p>
      <text:p text:style-name="Preformatted_20_Text"><text:span text:style-name="Source_20_Text">mysqli_stmt_close($sel);</text:span></text:p>
      <text:p text:style-name="Preformatted_20_Text"/>
      <text:p text:style-name="Preformatted_20_Text"><text:span text:style-name="Source_20_Text">$stmt = mysqli_prepare($conn, "DELETE FROM students WHERE id = ? LIMIT 1");</text:span></text:p>
      <text:p text:style-name="Preformatted_20_Text"><text:span text:style-name="Source_20_Text">mysqli_stmt_bind_param($stmt, "i", $id);</text:span></text:p>
      <text:p text:style-name="Preformatted_20_Text"/>
      <text:p text:style-name="Preformatted_20_Text"><text:span text:style-name="Source_20_Text">if (mysqli_stmt_execute($stmt)) {</text:span></text:p>
      <text:p text:style-name="Preformatted_20_Text"><text:span text:style-name="Source_20_Text"><text:s text:c="4"/>mysqli_stmt_close($stmt);</text:span></text:p>
      <text:p text:style-name="Preformatted_20_Text"><text:span text:style-name="Source_20_Text"><text:s text:c="4"/>header("Location: index.php?msg=deleted");</text:span></text:p>
      <text:p text:style-name="Preformatted_20_Text"><text:span text:style-name="Source_20_Text"><text:s text:c="4"/>exit;</text:span></text:p>
      <text:p text:style-name="Preformatted_20_Text"><text:span text:style-name="Source_20_Text">} else {</text:span></text:p>
      <text:p text:style-name="Preformatted_20_Text"><text:span text:style-name="Source_20_Text"><text:s text:c="4"/>echo "Error deleting record: " . mysqli_stmt_error($stmt);</text:span></text:p>
      <text:p text:style-name="Preformatted_20_Text"><text:span text:style-name="Source_20_Text">}</text:span></text:p>
      <text:p text:style-name="P3"><text:span text:style-name="Source_20_Text">?&gt;</text:span></text:p>
      <text:h text:style-name="Heading_20_3" text:outline-level="3">Notes:</text:h>
      <text:list xml:id="list3050653603" text:style-name="L6">
        <text:list-item>
          <text:p text:style-name="P9">Validates that the record exists before deleting.</text:p>
        </text:list-item>
        <text:list-item>
          <text:p text:style-name="P9">Uses a prepared statement for secure deletion.</text:p>
        </text:list-item>
        <text:list-item>
          <text:p text:style-name="P9">Redirects back with a success message.</text:p>
        </text:list-item>
      </text:list>
      <text:p text:style-name="Horizontal_20_Line"/>
      <text:h text:style-name="Heading_20_1" text:outline-level="1">✅ 9. Summary (Quick Revision)</text:h>
      <text:h text:style-name="Heading_20_3" text:outline-level="3">✅ Update</text:h>
      <text:p text:style-name="Text_20_body">Modify existing record<text:line-break/>Use: <text:span text:style-name="Source_20_Text">UPDATE table SET col=value WHERE id=1</text:span></text:p>
      <text:h text:style-name="Heading_20_3" text:outline-level="3">✅ Delete</text:h>
      <text:p text:style-name="Text_20_body">Remove existing record<text:line-break/>Use: <text:span text:style-name="Source_20_Text">DELETE FROM table WHERE id=1</text:span></text:p>
      <text:h text:style-name="Heading_20_3" text:outline-level="3">✅ Important Concepts</text:h>
      <text:list xml:id="list656243983" text:style-name="L7">
        <text:list-item>
          <text:p text:style-name="P10">Always use <text:span text:style-name="Source_20_Text">WHERE</text:span> to avoid mass changes.</text:p>
        </text:list-item>
        <text:list-item>
          <text:p text:style-name="P10"><text:soft-page-break/>Prepared statements prevent SQL injection.</text:p>
        </text:list-item>
        <text:list-item>
          <text:p text:style-name="P10"><text:span text:style-name="Source_20_Text">htmlspecialchars()</text:span> prevents XSS.</text:p>
        </text:list-item>
        <text:list-item>
          <text:p text:style-name="P10">Always validate user inputs.</text:p>
        </text:list-item>
        <text:list-item>
          <text:p text:style-name="P10">Use <text:span text:style-name="Source_20_Text">intval()</text:span> for numeric safety.</text:p>
        </text:list-item>
      </text:list>
      <text:p text:style-name="Horizontal_20_Line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31T15:00:58.972000000</meta:creation-date>
    <dc:date>2025-10-31T15:02:58.208000000</dc:date>
    <meta:editing-duration>PT2M</meta:editing-duration>
    <meta:editing-cycles>1</meta:editing-cycles>
    <meta:document-statistic meta:table-count="0" meta:image-count="0" meta:object-count="0" meta:page-count="7" meta:paragraph-count="204" meta:word-count="771" meta:character-count="6312" meta:non-whitespace-character-count="5520"/>
    <meta:generator>Neat_Office/6.2.8.2$Windows_x86 LibreOffice_project/</meta:generator>
  </office:meta>
</office:document-meta>
</file>